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font-weight="bold" style:font-name-asian="Courier New" style:font-size-asian="10pt" style:font-weight-asian="bold" style:font-name-complex="Courier New" style:font-size-complex="10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MF Portaal unit tests</text:p>
      <text:p text:style-name="Standard"/>
      <text:p text:style-name="Standard">Commando om unit tests uit te voeren:</text:p>
      <text:p text:style-name="P2">mvn -Dtest.skip=false clean install (alleen tests uitvoeren)</text:p>
      <text:p text:style-name="P2">mvn -Dtest.skip=false clean site (tests uitvoeren + site met coverage genereren)</text:p>
      <text:p text:style-name="P2">Met bovenstaand commando om de tests uit te voeren met site wordt tevens een code coverage analyse gedaan (met Code Coverage).</text:p>
      <text:p text:style-name="P2"/>
      <text:p text:style-name="P2">De unit test suite omvat zowel tests die alleen code binnen TMF Portaal uitvoeren waarbij gebruik gemaakt wordt van Mocks en daarnaast bevat het tests die ook naar TMF Core / StelselCatalogus gaan.</text:p>
      <text:p text:style-name="P2"/>
      <text:p text:style-name="P2">Voor het laatste dient TMF Core / StelselCatalogus te draaien. Wanneer gestart middels de “Lokale TMF omgeving” werkt dit direct. Voor andere gevallen dient lokaal het bestand springapp-mock-servlet.xml aangepast te worden: Pas de endpointAddress waarde aan. Dit moet de WUSLITE endpoint zijn van de Gateway van TMF Portaal.</text:p>
      <text:p text:style-name="P2"/>
      <text:p text:style-name="P2">Het uitvoeren van de tests kan enige tijd in beslag nemen (circa 15 minuten met site). Dit komt doordat er op een aantal punten in de tests sleeps van 40 seconden staan. Deze sleeps zijn geplaatst om bijvoorbeeld een terugmelding te plaatsen en daarna deze op te vragen. Doordat het plaatsen van een terugmelding asynchroon over EbMS gaat moet er gewacht worden.</text:p>
      <text:p text:style-name="P2"/>
      <text:p text:style-name="P2">Unit tests kunnen ook uitgevoerd worden binnen de ontwikkelomgeving (Eclipse).</text:p>
      <text:p text:style-name="P2"/>
      <text:p text:style-name="P2"/>
      <text:p text:style-name="P4">Let op: Unit tests worden niet in de daily build van Smart-java's Continuum uitgevoerd aangezien er afhankelijkheden zijn op TMF Core / StelselCatalog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7-07T16:12:29.03</dc:date>
    <meta:editing-duration>PT00H13M11S</meta:editing-duration>
    <meta:editing-cycles>4</meta:editing-cycles>
    <meta:generator>OpenOffice.org/3.0$Win32 OpenOffice.org_project/300m15$Build-9379</meta:generator>
    <meta:document-statistic meta:table-count="0" meta:image-count="0" meta:object-count="0" meta:page-count="1" meta:paragraph-count="10" meta:word-count="227" meta:character-count="1439"/>
  </office:meta>
</office:document-meta>
</file>